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tracked-changes text:track-changes="false">
        <text:changed-region xml:id="ct139826451523984" text:id="ct139826451523984">
          <text:insertion>
            <office:change-info>
              <dc:creator>Juan Leon</dc:creator>
              <dc:date>2012-04-17T12:48:00</dc:date>
            </office:change-info>
          </text:insertion>
        </text:changed-region>
        <text:changed-region xml:id="ct139826453622416" text:id="ct139826453622416">
          <text:insertion>
            <office:change-info>
              <dc:creator>Juan Leon</dc:creator>
              <dc:date>2012-04-17T13:49:00</dc:date>
            </office:change-info>
          </text:insertion>
        </text:changed-region>
        <text:changed-region xml:id="ct139826454052096" text:id="ct139826454052096">
          <text:insertion>
            <office:change-info>
              <dc:creator>Juan Leon</dc:creator>
              <dc:date>2012-04-17T13:4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ste es un ejemplo de documento dinámico generado por POD a las <text:change-start text:change-id="ct139826451523984"/>hora<text:change-end text:change-id="ct139826451523984"/>.</text:p>
      <text:p text:style-name="Standard">También se pueden incluir llamadas a funciones: <text:change-start text:change-id="ct139826453622416"/>to_upper('hola')<text:change-end text:change-id="ct139826453622416"/> o expresiones: <text:change-start text:change-id="ct139826454052096"/>2+3<text:change-end text:change-id="ct139826454052096"/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Leon</meta:initial-creator>
    <meta:creation-date>2012-04-17T12:47:13</meta:creation-date>
    <dc:date>2012-04-17T13:57:45</dc:date>
    <dc:creator>Juan Leon</dc:creator>
    <meta:editing-duration>PT19M15S</meta:editing-duration>
    <meta:editing-cycles>2</meta:editing-cycles>
    <meta:generator>LibreOffice/3.4$Unix LibreOffice_project/340m1$Build-402</meta:generator>
    <meta:document-statistic meta:table-count="0" meta:image-count="0" meta:object-count="0" meta:page-count="1" meta:paragraph-count="2" meta:word-count="24" meta:character-count="153" meta:non-whitespace-character-count="131"/>
  </office:meta>
</office:document-meta>
</file>